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4.0528in"/>
    </style:style>
    <style:style style:name="co7" style:family="table-column">
      <style:table-column-properties fo:break-before="auto" style:column-width="4.3957in"/>
    </style:style>
    <style:style style:name="co8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18" style:family="table-cell" style:parent-style-name="Default">
      <style:table-cell-properties fo:background-color="#00a933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3" style:family="table-cell" style:parent-style-name="Default">
      <style:table-cell-properties fo:background-color="#ff8000"/>
      <style:text-properties fo:color="#ffffff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ce29" style:family="table-cell" style:parent-style-name="Default">
      <style:table-cell-properties fo:background-color="#ffffff"/>
      <style:text-properties fo:color="#ff8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nguage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9"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Easy, linked List, Recursion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28. Implement strStr()</text:p>
          </table:table-cell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35. Search Insert Position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 Binary Search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53. Maximum Subarray</text:p>
          </table:table-cell>
          <table:table-cell table:style-name="ce2" office:value-type="string" calcext:value-type="string">
            <text:p>07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58. Length of Last Word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6" office:value-type="string" calcext:value-type="string">
            <text:p>66. Plus One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67. Add Binary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th 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Math, 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69. Sqrt(x)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Math, Binary Search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Math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70. Climbing Stairs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8" office:value-type="string" calcext:value-type="string">
            <text:p>83. Remove Duplicates from Sorted List</text:p>
          </table:table-cell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88. Merge Sorted Array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Two Point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 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0" office:value-type="string" calcext:value-type="string">
            <text:p>94. Binary Tree Inorder Traversal</text:p>
            <text:p/>
          </table:table-cell>
          <table:table-cell table:style-name="ce2" office:value-type="string" calcext:value-type="string">
            <text:p>20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100. Same Tree</text:p>
          </table:table-cell>
          <table:table-cell table:style-name="ce2" office:value-type="string" calcext:value-type="string">
            <text:p>26.06.20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101. Symmetric Tree</text:p>
          </table:table-cell>
          <table:table-cell table:style-name="ce2" office:value-type="string" calcext:value-type="string">
            <text:p>27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9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 table:number-rows-repeated="979">
          <table:table-cell/>
          <table:table-cell table:style-name="ce2"/>
          <table:table-cell table:number-columns-repeated="6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2:02:20.891842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6-27T12:04:53.299293205</dc:date>
    <meta:editing-duration>P1DT16H23M44S</meta:editing-duration>
    <meta:editing-cycles>31</meta:editing-cycles>
    <meta:document-statistic meta:table-count="1" meta:cell-count="198" meta:object-count="0"/>
  </office:meta>
</office:document-meta>
</file>